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text:s/>Okay so there are many moving parts with regards to hosting a database in AWS or any cloud<text:s/>so I am going to pivot and do everything in a local network. This will probably require some assistance from the UoN IT staff or something so that I can get it all working together.<text:s/>Now I can focus on functionality and hopefully just set it up on another network after.</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08T07:52:00Z</dc:date>
    <meta:template xlink:href="Normal.dotm" xlink:type="simple"/>
    <meta:editing-cycles>167</meta:editing-cycles>
    <meta:editing-duration>PT833400S</meta:editing-duration>
    <meta:document-statistic meta:page-count="7" meta:paragraph-count="22" meta:word-count="1697" meta:character-count="11354" meta:row-count="80" meta:non-whitespace-character-count="9679"/>
  </office:meta>
</office:document-meta>
</file>